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2" svg:font-family="'Times New Roman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Keybindings" style:family="table">
      <style:table-properties style:width="12.726cm" fo:break-before="page" table:align="left"/>
    </style:style>
    <style:style style:name="Keybindings.A" style:family="table-column">
      <style:table-column-properties style:column-width="2.646cm"/>
    </style:style>
    <style:style style:name="Keybindings.B" style:family="table-column">
      <style:table-column-properties style:column-width="10.081cm"/>
    </style:style>
    <style:style style:name="Keybindings.1" style:family="table-row">
      <style:table-row-properties style:keep-together="false" fo:keep-together="always"/>
    </style:style>
    <style:style style:name="Keybindings.A1" style:family="table-cell">
      <style:table-cell-properties fo:padding="0.097cm" fo:border-left="none" fo:border-right="none" fo:border-top="0.002cm solid #999999" fo:border-bottom="0.002cm solid #999999"/>
    </style:style>
    <style:style style:name="Keybindings.A2" style:family="table-cell">
      <style:table-cell-properties fo:padding="0.097cm" fo:border-left="none" fo:border-right="none" fo:border-top="none" fo:border-bottom="0.002cm solid #999999"/>
    </style:style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List_20_Heading">
      <style:paragraph-properties fo:margin-top="0cm" fo:margin-bottom="0.499cm" fo:orphans="2" fo:widows="2"/>
    </style:style>
    <style:style style:name="P3" style:family="paragraph" style:parent-style-name="List_20_Heading">
      <style:paragraph-properties fo:margin-top="0cm" fo:margin-bottom="0.499cm" fo:orphans="2" fo:widows="2"/>
      <style:text-properties fo:font-size="8pt" style:font-size-asian="8pt" style:font-size-complex="8pt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style:font-name="Courier New" fo:font-size="10.5pt" style:font-size-asian="10.5pt" style:font-size-complex="10.5pt"/>
    </style:style>
    <style:style style:name="P6" style:family="paragraph" style:parent-style-name="Footer">
      <style:paragraph-properties fo:text-align="center" style:justify-single-word="false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fo:font-variant="normal" fo:text-transform="none" fo:color="#000000" style:font-name="Times New Roman2" fo:font-size="8pt" fo:letter-spacing="normal" fo:font-style="normal" fo:font-weight="normal" style:font-size-asian="8pt" style:font-size-complex="8pt"/>
    </style:style>
    <style:style style:name="T6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Keybindings" table:style-name="Keybindings">
        <table:table-column table:style-name="Keybindings.A"/>
        <table:table-column table:style-name="Keybindings.B"/>
        <table:table-row table:style-name="Keybindings.1">
          <table:table-cell table:style-name="Keybindings.A1" office:value-type="string">
            <text:p text:style-name="P5">C-t d</text:p>
          </table:table-cell>
          <table:table-cell table:style-name="Keybindings.A1" office:value-type="string">
            <text:p text:style-name="P4">Select the window with the corresponding digit</text:p>
          </table:table-cell>
        </table:table-row>
        <table:table-row table:style-name="Keybindings.1">
          <table:table-cell table:style-name="Keybindings.A2" office:value-type="string">
            <text:p text:style-name="P5">C-t C-d</text:p>
          </table:table-cell>
          <table:table-cell table:style-name="Keybindings.A2" office:value-type="string">
            <text:p text:style-name="P4">Pull the window with the corresponding digit into the current frame</text:p>
          </table:table-cell>
        </table:table-row>
        <table:table-row table:style-name="Keybindings.1">
          <table:table-cell table:style-name="Keybindings.A2" office:value-type="string">
            <text:p text:style-name="P5">C-t n</text:p>
            <text:p text:style-name="P5">C-t C-n</text:p>
            <text:p text:style-name="P5">C-t Space</text:p>
          </table:table-cell>
          <table:table-cell table:style-name="Keybindings.A2" office:value-type="string">
            <text:p text:style-name="P4">Go to the next window in the window list</text:p>
          </table:table-cell>
        </table:table-row>
        <table:table-row table:style-name="Keybindings.1">
          <table:table-cell table:style-name="Keybindings.A2" office:value-type="string">
            <text:p text:style-name="P5">C-t p</text:p>
            <text:p text:style-name="P5">C-t C-p</text:p>
          </table:table-cell>
          <table:table-cell table:style-name="Keybindings.A2" office:value-type="string">
            <text:p text:style-name="P4">Go to the previous window in the window list</text:p>
          </table:table-cell>
        </table:table-row>
        <table:table-row table:style-name="Keybindings.1">
          <table:table-cell table:style-name="Keybindings.A2" office:value-type="string">
            <text:p text:style-name="P5">C-t '</text:p>
          </table:table-cell>
          <table:table-cell table:style-name="Keybindings.A2" office:value-type="string">
            <text:p text:style-name="P4">Go to a window by name</text:p>
          </table:table-cell>
        </table:table-row>
        <table:table-row table:style-name="Keybindings.1">
          <table:table-cell table:style-name="Keybindings.A2" office:value-type="string">
            <text:p text:style-name="P5">C-t "</text:p>
          </table:table-cell>
          <table:table-cell table:style-name="Keybindings.A2" office:value-type="string">
            <text:p text:style-name="P4">Select a window from a list and focus the window.</text:p>
          </table:table-cell>
        </table:table-row>
        <table:table-row table:style-name="Keybindings.1">
          <table:table-cell table:style-name="Keybindings.A2" office:value-type="string">
            <text:p text:style-name="P5">C-t C-g</text:p>
          </table:table-cell>
          <table:table-cell table:style-name="Keybindings.A2" office:value-type="string">
            <text:p text:style-name="P4">Abort the current command. This is useful if you accidentally hit C-t</text:p>
          </table:table-cell>
        </table:table-row>
        <table:table-row table:style-name="Keybindings.1">
          <table:table-cell table:style-name="Keybindings.A2" office:value-type="string">
            <text:p text:style-name="P5">C-t w</text:p>
          </table:table-cell>
          <table:table-cell table:style-name="Keybindings.A2" office:value-type="string">
            <text:p text:style-name="P4">List all the windows</text:p>
          </table:table-cell>
        </table:table-row>
        <table:table-row table:style-name="Keybindings.1">
          <table:table-cell table:style-name="Keybindings.A2" office:value-type="string">
            <text:p text:style-name="P5">C-t i</text:p>
          </table:table-cell>
          <table:table-cell table:style-name="Keybindings.A2" office:value-type="string">
            <text:p text:style-name="P4">Display information about the current window.</text:p>
          </table:table-cell>
        </table:table-row>
        <table:table-row table:style-name="Keybindings.1">
          <table:table-cell table:style-name="Keybindings.A2" office:value-type="string">
            <text:p text:style-name="P5">C-t f</text:p>
          </table:table-cell>
          <table:table-cell table:style-name="Keybindings.A2" office:value-type="string">
            <text:p text:style-name="P4">Select a frame by number</text:p>
          </table:table-cell>
        </table:table-row>
        <table:table-row table:style-name="Keybindings.1">
          <table:table-cell table:style-name="Keybindings.A2" office:value-type="string">
            <text:p text:style-name="P5">C-t s</text:p>
          </table:table-cell>
          <table:table-cell table:style-name="Keybindings.A2" office:value-type="string">
            <text:p text:style-name="P4">Split current frame vertically</text:p>
          </table:table-cell>
        </table:table-row>
        <table:table-row table:style-name="Keybindings.1">
          <table:table-cell table:style-name="Keybindings.A2" office:value-type="string">
            <text:p text:style-name="P5">C-t S</text:p>
          </table:table-cell>
          <table:table-cell table:style-name="Keybindings.A2" office:value-type="string">
            <text:p text:style-name="P4">Split current frame horizontally</text:p>
          </table:table-cell>
        </table:table-row>
        <table:table-row table:style-name="Keybindings.1">
          <table:table-cell table:style-name="Keybindings.A2" office:value-type="string">
            <text:p text:style-name="P5">C-t k</text:p>
            <text:p text:style-name="P5">C-t C-k</text:p>
          </table:table-cell>
          <table:table-cell table:style-name="Keybindings.A2" office:value-type="string">
            <text:p text:style-name="P4">Sends a kill message to the current frame and the running program.</text:p>
          </table:table-cell>
        </table:table-row>
        <table:table-row table:style-name="Keybindings.1">
          <table:table-cell table:style-name="Keybindings.A2" office:value-type="string">
            <text:p text:style-name="P5">C-t K</text:p>
          </table:table-cell>
          <table:table-cell table:style-name="Keybindings.A2" office:value-type="string">
            <text:p text:style-name="P4">Kills the current frame and running program; like a kill -9.</text:p>
          </table:table-cell>
        </table:table-row>
        <table:table-row table:style-name="Keybindings.1">
          <table:table-cell table:style-name="Keybindings.A2" office:value-type="string">
            <text:p text:style-name="P5">C-t c</text:p>
            <text:p text:style-name="P5">C-t C-c</text:p>
          </table:table-cell>
          <table:table-cell table:style-name="Keybindings.A2" office:value-type="string">
            <text:p text:style-name="P4">Run an X terminal; by default xterm</text:p>
          </table:table-cell>
        </table:table-row>
        <table:table-row table:style-name="Keybindings.1">
          <table:table-cell table:style-name="Keybindings.A2" office:value-type="string">
            <text:p text:style-name="P5">C-t e</text:p>
            <text:p text:style-name="P5">C-t C-e</text:p>
          </table:table-cell>
          <table:table-cell table:style-name="Keybindings.A2" office:value-type="string">
            <text:p text:style-name="P4">Run Emacs or raise it if it is already running.</text:p>
          </table:table-cell>
        </table:table-row>
        <table:table-row table:style-name="Keybindings.1">
          <table:table-cell table:style-name="Keybindings.A2" office:value-type="string">
            <text:p text:style-name="P5">C-t t</text:p>
          </table:table-cell>
          <table:table-cell table:style-name="Keybindings.A2" office:value-type="string">
            <text:p text:style-name="P4">Sends a C-t to the frame; this is useful for applications like Firefox which make heavy use of C-t (in Firefox's case, for opening a new tab). This is similar to how GNU screen uses C-a a.</text:p>
          </table:table-cell>
        </table:table-row>
        <table:table-row table:style-name="Keybindings.1">
          <table:table-cell table:style-name="Keybindings.A2" office:value-type="string">
            <text:p text:style-name="P5">C-t w</text:p>
            <text:p text:style-name="P5">C-t C-w</text:p>
          </table:table-cell>
          <table:table-cell table:style-name="Keybindings.A2" office:value-type="string">
            <text:p text:style-name="P4">Prints out a list of the windows, their number, and their name.</text:p>
          </table:table-cell>
        </table:table-row>
        <table:table-row table:style-name="Keybindings.1">
          <table:table-cell table:style-name="Keybindings.A2" office:value-type="string">
            <text:p text:style-name="P5">C-t b</text:p>
            <text:p text:style-name="P5">C-t C-b</text:p>
          </table:table-cell>
          <table:table-cell table:style-name="Keybindings.A2" office:value-type="string">
            <text:p text:style-name="P4">Banish the mouse point to the lower right corner of the screen.</text:p>
          </table:table-cell>
        </table:table-row>
        <table:table-row table:style-name="Keybindings.1">
          <table:table-cell table:style-name="Keybindings.A2" office:value-type="string">
            <text:p text:style-name="P5">C-t a</text:p>
            <text:p text:style-name="P5">C-t C-a</text:p>
          </table:table-cell>
          <table:table-cell table:style-name="Keybindings.A2" office:value-type="string">
            <text:p text:style-name="P4">Display the current time and date, much like the Unix command date.</text:p>
          </table:table-cell>
        </table:table-row>
        <table:table-row table:style-name="Keybindings.1">
          <table:table-cell table:style-name="Keybindings.A2" office:value-type="string">
            <text:p text:style-name="P5">C-t C-t</text:p>
          </table:table-cell>
          <table:table-cell table:style-name="Keybindings.A2" office:value-type="string">
            <text:p text:style-name="P4">Switch to the last window to have focus in the current frame.</text:p>
          </table:table-cell>
        </table:table-row>
        <table:table-row table:style-name="Keybindings.1">
          <table:table-cell table:style-name="Keybindings.A2" office:value-type="string">
            <text:p text:style-name="P5">C-t !</text:p>
          </table:table-cell>
          <table:table-cell table:style-name="Keybindings.A2" office:value-type="string">
            <text:p text:style-name="P4">Prompt for a shell command to run via `/bin/sh'. All output is discarded.</text:p>
          </table:table-cell>
        </table:table-row>
        <table:table-row table:style-name="Keybindings.1">
          <table:table-cell table:style-name="Keybindings.A2" office:value-type="string">
            <text:p text:style-name="P5">C-t R</text:p>
          </table:table-cell>
          <table:table-cell table:style-name="Keybindings.A2" office:value-type="string">
            <text:p text:style-name="P4">If the screen is split into multiple frames, one split will be undone. If there is only one split, the effect will be the same as C-t Q.</text:p>
          </table:table-cell>
        </table:table-row>
        <table:table-row table:style-name="Keybindings.1">
          <table:table-cell table:style-name="Keybindings.A2" office:value-type="string">
            <text:p text:style-name="P5">C-t o</text:p>
            <text:p text:style-name="P5">C-t TAB</text:p>
          </table:table-cell>
          <table:table-cell table:style-name="Keybindings.A2" office:value-type="string">
            <text:p text:style-name="P4">If the screen is split into multiple frames, focus shifts to the next frame, where it cycles to the right and then down; analogous to C-x o in Emacs.</text:p>
          </table:table-cell>
        </table:table-row>
        <table:table-row table:style-name="Keybindings.1">
          <table:table-cell table:style-name="Keybindings.A2" office:value-type="string">
            <text:p text:style-name="P5">C-t F</text:p>
          </table:table-cell>
          <table:table-cell table:style-name="Keybindings.A2" office:value-type="string">
            <text:p text:style-name="P4">Display "Current Frame" in the frame which has focus.</text:p>
          </table:table-cell>
        </table:table-row>
        <table:table-row table:style-name="Keybindings.1">
          <table:table-cell table:style-name="Keybindings.A2" office:value-type="string">
            <text:p text:style-name="P5">C-t ;</text:p>
          </table:table-cell>
          <table:table-cell table:style-name="Keybindings.A2" office:value-type="string">
            <text:p text:style-name="P4">Opens the input box. StumpWM commands can be run from here, and the input history moved through.</text:p>
          </table:table-cell>
        </table:table-row>
        <table:table-row table:style-name="Keybindings.1">
          <table:table-cell table:style-name="Keybindings.A2" office:value-type="string">
            <text:p text:style-name="P5">C-t :</text:p>
          </table:table-cell>
          <table:table-cell table:style-name="Keybindings.A2" office:value-type="string">
            <text:p text:style-name="P4">Opens the input box, but all things typed in here will be sent to the Common Lisp interpreter where they will be ran as Lisp programs; thus, input should be valid Common Lisp.</text:p>
          </table:table-cell>
        </table:table-row>
        <table:table-row table:style-name="Keybindings.1">
          <table:table-cell table:style-name="Keybindings.A2" office:value-type="string">
            <text:p text:style-name="P5">C-t C-h</text:p>
            <text:p text:style-name="P5">C-t ?</text:p>
          </table:table-cell>
          <table:table-cell table:style-name="Keybindings.A2" office:value-type="string">
            <text:p text:style-name="P4">The help.</text:p>
          </table:table-cell>
        </table:table-row>
        <table:table-row table:style-name="Keybindings.1">
          <table:table-cell table:style-name="Keybindings.A2" office:value-type="string">
            <text:p text:style-name="P5">C-t -</text:p>
          </table:table-cell>
          <table:table-cell table:style-name="Keybindings.A2" office:value-type="string">
            <text:p text:style-name="P4">Hide all frames and show the root window.</text:p>
          </table:table-cell>
        </table:table-row>
        <text:soft-page-break/>
        <table:table-row table:style-name="Keybindings.1">
          <table:table-cell table:style-name="Keybindings.A2" office:value-type="string">
            <text:p text:style-name="P5">C-t Q</text:p>
          </table:table-cell>
          <table:table-cell table:style-name="Keybindings.A2" office:value-type="string">
            <text:p text:style-name="P4">Removes all splits and maximizes the frame with focus.</text:p>
          </table:table-cell>
        </table:table-row>
        <table:table-row table:style-name="Keybindings.1">
          <table:table-cell table:style-name="Keybindings.A2" office:value-type="string">
            <text:p text:style-name="P5">C-t Up</text:p>
            <text:p text:style-name="P5">C-t Down</text:p>
            <text:p text:style-name="P5">C-t Left</text:p>
            <text:p text:style-name="P5">C-t Right</text:p>
          </table:table-cell>
          <table:table-cell table:style-name="Keybindings.A2" office:value-type="string">
            <text:p text:style-name="P4">Shift focus to an adjacent frame in the specified direction. C-t Up will shift focus up, if possible, C-t Down will shift downwards, etc.</text:p>
          </table:table-cell>
        </table:table-row>
        <table:table-row table:style-name="Keybindings.1">
          <table:table-cell table:style-name="Keybindings.A2" office:value-type="string">
            <text:p text:style-name="P5">C-t v</text:p>
          </table:table-cell>
          <table:table-cell table:style-name="Keybindings.A2" office:value-type="string">
            <text:p text:style-name="P4">Prints out the version of the running StumpWM.</text:p>
          </table:table-cell>
        </table:table-row>
        <table:table-row table:style-name="Keybindings.1">
          <table:table-cell table:style-name="Keybindings.A2" office:value-type="string">
            <text:p text:style-name="P5">C-t #</text:p>
          </table:table-cell>
          <table:table-cell table:style-name="Keybindings.A2" office:value-type="string">
            <text:p text:style-name="P4">Toggle the mark on the current window</text:p>
          </table:table-cell>
        </table:table-row>
        <table:table-row table:style-name="Keybindings.1">
          <table:table-cell table:style-name="Keybindings.A2" office:value-type="string">
            <text:p text:style-name="P5">C-t m</text:p>
            <text:p text:style-name="P5">C-t C-m</text:p>
          </table:table-cell>
          <table:table-cell table:style-name="Keybindings.A2" office:value-type="string">
            <text:p text:style-name="P4">Display the last message. Hitting this keybinding again displays the message before that, and so on.</text:p>
          </table:table-cell>
        </table:table-row>
        <table:table-row table:style-name="Keybindings.1">
          <table:table-cell table:style-name="Keybindings.A2" office:value-type="string">
            <text:p text:style-name="P5">C-t l</text:p>
            <text:p text:style-name="P5">C-t C-l</text:p>
          </table:table-cell>
          <table:table-cell table:style-name="Keybindings.A2" office:value-type="string">
            <text:p text:style-name="P4">Redisplay the current window and force it to take up the entire frame.</text:p>
          </table:table-cell>
        </table:table-row>
        <table:table-row table:style-name="Keybindings.1">
          <table:table-cell table:style-name="Keybindings.A2" office:value-type="string">
            <text:p text:style-name="P5">C-t G</text:p>
          </table:table-cell>
          <table:table-cell table:style-name="Keybindings.A2" office:value-type="string">
            <text:p text:style-name="P4">Display all groups and windows in each group. For more information see Groups.</text:p>
          </table:table-cell>
        </table:table-row>
        <table:table-row table:style-name="Keybindings.1">
          <table:table-cell table:style-name="Keybindings.A2" office:value-type="string">
            <text:p text:style-name="P5">C-t Fn</text:p>
          </table:table-cell>
          <table:table-cell table:style-name="Keybindings.A2" office:value-type="string">
            <text:p text:style-name="P4">Jump to the corresponding group n. C-t F1 jumps to group 1 and so on.</text:p>
          </table:table-cell>
        </table:table-row>
        <table:table-row table:style-name="Keybindings.1">
          <table:table-cell table:style-name="Keybindings.A2" office:value-type="string">
            <text:p text:style-name="P5">C-t g g</text:p>
          </table:table-cell>
          <table:table-cell table:style-name="Keybindings.A2" office:value-type="string">
            <text:p text:style-name="P4">Show the list of groups.</text:p>
          </table:table-cell>
        </table:table-row>
        <table:table-row table:style-name="Keybindings.1">
          <table:table-cell table:style-name="Keybindings.A2" office:value-type="string">
            <text:p text:style-name="P5">C-t g c</text:p>
          </table:table-cell>
          <table:table-cell table:style-name="Keybindings.A2" office:value-type="string">
            <text:p text:style-name="P4">Create a new group.</text:p>
          </table:table-cell>
        </table:table-row>
        <table:table-row table:style-name="Keybindings.1">
          <table:table-cell table:style-name="Keybindings.A2" office:value-type="string">
            <text:p text:style-name="P5">C-t g n</text:p>
            <text:p text:style-name="P5">C-t g C-n</text:p>
            <text:p text:style-name="P5">C-t g SPC</text:p>
            <text:p text:style-name="P5">C-t g C-SPC</text:p>
          </table:table-cell>
          <table:table-cell table:style-name="Keybindings.A2" office:value-type="string">
            <text:p text:style-name="P4">Go to the next group in the list.</text:p>
          </table:table-cell>
        </table:table-row>
        <table:table-row table:style-name="Keybindings.1">
          <table:table-cell table:style-name="Keybindings.A2" office:value-type="string">
            <text:p text:style-name="P5">C-t g N</text:p>
          </table:table-cell>
          <table:table-cell table:style-name="Keybindings.A2" office:value-type="string">
            <text:p text:style-name="P4">Go to the next group in the list and bring the current window along.</text:p>
          </table:table-cell>
        </table:table-row>
        <table:table-row table:style-name="Keybindings.1">
          <table:table-cell table:style-name="Keybindings.A2" office:value-type="string">
            <text:p text:style-name="P5">C-t g p</text:p>
            <text:p text:style-name="P5">C-t g C-p</text:p>
          </table:table-cell>
          <table:table-cell table:style-name="Keybindings.A2" office:value-type="string">
            <text:p text:style-name="P4">Go to the previous group in the list.</text:p>
          </table:table-cell>
        </table:table-row>
        <table:table-row table:style-name="Keybindings.1">
          <table:table-cell table:style-name="Keybindings.A2" office:value-type="string">
            <text:p text:style-name="P5">C-t g P</text:p>
          </table:table-cell>
          <table:table-cell table:style-name="Keybindings.A2" office:value-type="string">
            <text:p text:style-name="P4">Go to the previous group in the list and bring the current window along.</text:p>
          </table:table-cell>
        </table:table-row>
        <table:table-row table:style-name="Keybindings.1">
          <table:table-cell table:style-name="Keybindings.A2" office:value-type="string">
            <text:p text:style-name="P5">C-t g '</text:p>
          </table:table-cell>
          <table:table-cell table:style-name="Keybindings.A2" office:value-type="string">
            <text:p text:style-name="P4">Select a group by name or by number.</text:p>
          </table:table-cell>
        </table:table-row>
        <table:table-row table:style-name="Keybindings.1">
          <table:table-cell table:style-name="Keybindings.A2" office:value-type="string">
            <text:p text:style-name="P5">C-t g "</text:p>
          </table:table-cell>
          <table:table-cell table:style-name="Keybindings.A2" office:value-type="string">
            <text:p text:style-name="P4">Select a group from a list and switch to it.</text:p>
          </table:table-cell>
        </table:table-row>
        <table:table-row table:style-name="Keybindings.1">
          <table:table-cell table:style-name="Keybindings.A2" office:value-type="string">
            <text:p text:style-name="P5">C-t g m</text:p>
          </table:table-cell>
          <table:table-cell table:style-name="Keybindings.A2" office:value-type="string">
            <text:p text:style-name="P4">Move the current window to the specified group.</text:p>
          </table:table-cell>
        </table:table-row>
        <table:table-row table:style-name="Keybindings.1">
          <table:table-cell table:style-name="Keybindings.A2" office:value-type="string">
            <text:p text:style-name="P5">C-t g k</text:p>
          </table:table-cell>
          <table:table-cell table:style-name="Keybindings.A2" office:value-type="string">
            <text:p text:style-name="P4">Kill the current group. All windows are merged into the next group.</text:p>
          </table:table-cell>
        </table:table-row>
        <table:table-row table:style-name="Keybindings.1">
          <table:table-cell table:style-name="Keybindings.A2" office:value-type="string">
            <text:p text:style-name="P5">C-t g A</text:p>
            <text:p text:style-name="P5">C-t g r</text:p>
          </table:table-cell>
          <table:table-cell table:style-name="Keybindings.A2" office:value-type="string">
            <text:p text:style-name="P4">Change the current group's name.</text:p>
          </table:table-cell>
        </table:table-row>
        <table:table-row table:style-name="Keybindings.1">
          <table:table-cell table:style-name="Keybindings.A2" office:value-type="string">
            <text:p text:style-name="P5">C-t g d</text:p>
          </table:table-cell>
          <table:table-cell table:style-name="Keybindings.A2" office:value-type="string">
            <text:p text:style-name="P4">Go to the group with digit d. C-t g 1 jumps to group 1 and so on.</text:p>
          </table:table-cell>
        </table:table-row>
        <table:table-row table:style-name="Keybindings.1">
          <table:table-cell table:style-name="Keybindings.A2" office:value-type="string">
            <text:p text:style-name="P5">C-t +</text:p>
          </table:table-cell>
          <table:table-cell table:style-name="Keybindings.A2" office:value-type="string">
            <text:p text:style-name="P4">Make frames the same height or width in the current frame's subtree.</text:p>
          </table:table-cell>
        </table:table-row>
        <table:table-row table:style-name="Keybindings.1">
          <table:table-cell table:style-name="Keybindings.A2" office:value-type="string">
            <text:p text:style-name="P5">C-t h k</text:p>
          </table:table-cell>
          <table:table-cell table:style-name="Keybindings.A2" office:value-type="string">
            <text:p text:style-name="P4">Describe the specified key binding.</text:p>
          </table:table-cell>
        </table:table-row>
        <table:table-row table:style-name="Keybindings.1">
          <table:table-cell table:style-name="Keybindings.A2" office:value-type="string">
            <text:p text:style-name="P5">C-t h f</text:p>
          </table:table-cell>
          <table:table-cell table:style-name="Keybindings.A2" office:value-type="string">
            <text:p text:style-name="P4">Describe the specified function.</text:p>
          </table:table-cell>
        </table:table-row>
        <table:table-row table:style-name="Keybindings.1">
          <table:table-cell table:style-name="Keybindings.A2" office:value-type="string">
            <text:p text:style-name="P5">C-t h v</text:p>
          </table:table-cell>
          <table:table-cell table:style-name="Keybindings.A2" office:value-type="string">
            <text:p text:style-name="P4">Describe the specified variable.</text:p>
          </table:table-cell>
        </table:table-row>
        <table:table-row table:style-name="Keybindings.1">
          <table:table-cell table:style-name="Keybindings.A2" office:value-type="string">
            <text:p text:style-name="P5">C-t h w</text:p>
          </table:table-cell>
          <table:table-cell table:style-name="Keybindings.A2" office:value-type="string">
            <text:p text:style-name="P4">List all key sequences that are bound to the specified command</text:p>
          </table:table-cell>
        </table:table-row>
        <table:table-row table:style-name="Keybindings.1">
          <table:table-cell table:style-name="Keybindings.A2" office:value-type="string">
            <text:p text:style-name="P5">C-t h c</text:p>
          </table:table-cell>
          <table:table-cell table:style-name="Keybindings.A2" office:value-type="string">
            <text:p text:style-name="P4">Describe the specified command.</text:p>
          </table:table-cell>
        </table:table-row>
      </table:table>
      <text:p text:style-name="P2"><text:span text:style-name="User_20_Entry"><text:span text:style-name="T5"/></text:span></text:p>
      <text:p text:style-name="P2"><text:span text:style-name="User_20_Entry"><text:span text:style-name="T5"/></text:span></text:p>
      <text:p text:style-name="P2"><text:span text:style-name="User_20_Entry"><text:span text:style-name="T5"/></text:span></text:p>
      <text:p text:style-name="P3"><text:span text:style-name="Variable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2" svg:font-family="'Times New Roman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Teletype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Times New Roman1" fo:font-size="10pt" style:font-size-asian="10pt" style:font-size-complex="10pt"/>
    </style:style>
    <style:style style:name="MT3" style:family="text">
      <style:text-properties style:font-name="Times New Roman" fo:font-size="10pt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0.198cm">
          <style:column style:rel-width="7282*" fo:start-indent="0cm" fo:end-indent="0.099cm"/>
          <style:column style:rel-width="7285*" fo:start-indent="0.0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tumpWM Default Keybindings</text:p>
      </style:header>
      <style:footer>
        <text:p text:style-name="MP2"><text:span text:style-name="MT1">Copyright </text:span><text:span text:style-name="MT2">©</text:span><text:span text:style-name="MT3"> 2011 Duncan Bayne (</text:span><text:a xlink:type="simple" xlink:href="http://www.fluidscape.com/"><text:span text:style-name="MT3">http://www.fluidscape.com/</text:span></text:a><text:span text:style-name="MT3">) and released under the GNU Free Documentation License (</text:span><text:a xlink:type="simple" xlink:href="http://www.gnu.org/licenses/fdl.html"><text:span text:style-name="MT3">http://www.gnu.org/licenses/fdl.html</text:span></text:a><text:span text:style-name="MT3">)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5T09:34:09.37</meta:creation-date>
    <dc:date>2011-06-15T10:41:21.23</dc:date>
    <meta:editing-duration>PT51M27S</meta:editing-duration>
    <meta:editing-cycles>6</meta:editing-cycles>
    <meta:generator>LibreOffice/3.3$Win32 LibreOffice_project/330m19$Build-202</meta:generator>
    <meta:print-date>2011-06-15T10:17:35.90</meta:print-date>
    <meta:document-statistic meta:table-count="1" meta:image-count="0" meta:object-count="0" meta:page-count="2" meta:paragraph-count="133" meta:word-count="801" meta:character-count="3924"/>
  </office:meta>
</office:document-meta>
</file>